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4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KING (45:1-8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KING (45:1-8):<text:s text:c="1"/></text:span><text:span text:style-name="a442" text:class-names=""/></text:p>
          </draw:text-box>
          <svg:title/>
          <svg:desc/>
        </draw:frame>
        <draw:frame draw:id="id86" presentation:style-name="a463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charm (45: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conquests (45:3-5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His crown (45:6-7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His clothing (45:8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<text:s text:c="1"/>His courts (45:8):<text:s text:c="1"/>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</draw:text-box>
          <svg:title/>
          <svg:desc/>
        </draw:frame>
      </draw:page>
      <draw:page draw:name="Slide3" draw:style-name="a464" draw:master-page-name="Master1-Layout12-tx-Title-and-Text" presentation:presentation-page-layout-name="Master1-PPL12" draw:id="Slide-258">
        <draw:frame draw:id="id87" presentation:style-name="a468" draw:name="Title 1" svg:x="1.38in" svg:y="0.4in" svg:width="10.6in" svg:height="1.44965in" presentation:class="title" presentation:placeholder="false">
          <draw:text-box>
            <text:p text:style-name="a467" text:class-names="" text:cond-style-name=""><text:span text:style-name="a465" text:class-names="">PSALM 45<text:s text:c="1"/></text:span><text:span text:style-name="a466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9" text:class-names="">THE KING (45:1-8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THE BRIDE (45:9-17):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-title-Title-Slide" presentation:presentation-page-layout-name="Master1-PPL1" draw:id="Slide-259">
        <draw:frame draw:id="id89" presentation:style-name="a483" draw:name="Title 1" svg:x="1.38in" svg:y="0.83in" svg:width="10.3in" svg:height="4.42in" presentation:class="title" presentation:placeholder="false">
          <draw:text-box>
            <text:p text:style-name="a482" text:class-names="" text:cond-style-name=""><text:span text:style-name="a480" text:class-names="">THE BRIDE (45:9-17):<text:s text:c="1"/></text:span><text:span text:style-name="a481" text:class-names=""/></text:p>
          </draw:text-box>
          <svg:title/>
          <svg:desc/>
        </draw:frame>
        <draw:frame draw:id="id90" presentation:style-name="a488" draw:name="Subtitle 2" svg:x="1.38in" svg:y="5.25in" svg:width="10.3in" svg:height="1.85in" presentation:class="subtitle" presentation:placeholder="false">
          <draw:text-box>
            <text:p text:style-name="a485" text:class-names="" text:cond-style-name=""><text:span text:style-name="a484" text:class-names=""><text:s text:c="1"/>Her clothing (45:9, 13-15)<text:s text:c="1"/></text:span></text:p>
            <text:p text:style-name="a487" text:class-names="" text:cond-style-name=""><text:span text:style-name="a486" text:class-names=""/></text:p>
          </draw:text-box>
          <svg:title/>
          <svg:desc/>
        </draw:frame>
      </draw:page>
      <draw:page draw:name="Slide5" draw:style-name="a489" draw:master-page-name="Master1-Layout12-tx-Title-and-Text" presentation:presentation-page-layout-name="Master1-PPL12" draw:id="Slide-260">
        <draw:frame draw:id="id91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<text:s text:c="1"/>Her clothing (45:9, 13-15)<text:s text:c="1"/></text:span><text:span text:style-name="a491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<text:s text:c="1"/>She wears jewelry made from the finest gold (45:9)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She wears a gown woven with gold (45:13-15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THE BRIDE (45:9-17):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Her clothing (45:9, 13-15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Her commitment (45:10-11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Her commitment (45:10-11):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Her separation (45:10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Her submission (45:11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THE BRIDE (45:9-17):<text:s text:c="1"/></text:span><text:span text:style-name="a536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Her clothing (45:9, 13-15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Her commitment (45:10-11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Her coming glory (45:16-17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<text:s text:c="1"/>Her coming glory (45:16-17)<text:s text:c="1"/></text:span><text:span text:style-name="a554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Her sons will be kings (45:16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She will receive honor (45:17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THE BRIDE (45:9-17):<text:s text:c="1"/></text:span><text:span text:style-name="a569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Her clothing (45:9, 13-15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Her commitment (45:10-11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Her coming glory (45:16-17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PSALM 45<text:s text:c="1"/>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HE KING (45:1-8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BRIDE (45:9-17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45 </dc:title>
    <meta:initial-creator>David STRICKLAND</meta:initial-creator>
    <dc:creator>David STRICKLAND</dc:creator>
    <meta:creation-date>2020-02-23T23:19:06Z</meta:creation-date>
    <dc:date>2020-02-23T23:19:07Z</dc:date>
    <meta:template xlink:href="BibleStudy" xlink:type="simple"/>
    <meta:editing-cycles>1</meta:editing-cycles>
    <meta:editing-duration>PT0S</meta:editing-duration>
    <meta:document-statistic meta:paragraph-count="36" meta:word-count="223"/>
  </office:meta>
</office:document-meta>
</file>